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ustom" style:display-name="Custom">
      <style:paragraph-properties fo:margin-right="0pt" style:line-spacing="2pt" fo:margin-top="0pt" fo:text-align="left" fo:orphans="0" fo:margin-left="0pt" fo:margin-bottom="0pt" fo:padding="0ptpt" fo:text-indent="0pt" fo:widows="1"/>
      <style:text-properties fo:color="#ff0000" style:font-name="Times New Roman" fo:text-transform="None" fo:font-size="16.0"/>
    </style: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Custom"><text:span text:style-name="T3"> This is a paragraph in Times New Roman, size 16pt in red. 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